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9.955cm" table:align="left"/>
    </style:style>
    <style:style style:name="Table1.A" style:family="table-column">
      <style:table-column-properties style:column-width="9.955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3.125cm" table:align="left"/>
    </style:style>
    <style:style style:name="Table2.A" style:family="table-column">
      <style:table-column-properties style:column-width="13.125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6.479cm" table:align="left"/>
    </style:style>
    <style:style style:name="Table3.A" style:family="table-column">
      <style:table-column-properties style:column-width="6.479cm"/>
    </style:style>
    <style:style style:name="Table3.A1" style:family="table-cell">
      <style:table-cell-properties style:vertical-align="middle" fo:padding="0.049cm" fo:border="none"/>
    </style:style>
    <style:style style:name="Table4" style:family="table">
      <style:table-properties style:width="6.077cm" table:align="left"/>
    </style:style>
    <style:style style:name="Table4.A" style:family="table-column">
      <style:table-column-properties style:column-width="6.077cm"/>
    </style:style>
    <style:style style:name="Table4.A1" style:family="table-cell">
      <style:table-cell-properties style:vertical-align="middle" fo:padding="0.049cm" fo:border="none"/>
    </style:style>
    <style:style style:name="Table5" style:family="table">
      <style:table-properties style:width="5.816cm" table:align="left"/>
    </style:style>
    <style:style style:name="Table5.A" style:family="table-column">
      <style:table-column-properties style:column-width="5.816cm"/>
    </style:style>
    <style:style style:name="Table5.A1" style:family="table-cell">
      <style:table-cell-properties style:vertical-align="middle" fo:padding="0.049cm" fo:border="none"/>
    </style:style>
    <style:style style:name="Table6" style:family="table">
      <style:table-properties style:width="5.241cm" table:align="left"/>
    </style:style>
    <style:style style:name="Table6.A" style:family="table-column">
      <style:table-column-properties style:column-width="5.241cm"/>
    </style:style>
    <style:style style:name="Table6.A1" style:family="table-cell">
      <style:table-cell-properties style:vertical-align="middle" fo:padding="0.049cm" fo:border="none"/>
    </style:style>
    <style:style style:name="P1" style:family="paragraph" style:parent-style-name="Text_20_body">
      <style:text-properties officeooo:rsid="00176e21" officeooo:paragraph-rsid="00176e21"/>
    </style:style>
    <style:style style:name="P2" style:family="paragraph" style:parent-style-name="Title">
      <style:text-properties officeooo:rsid="00176e21" officeooo:paragraph-rsid="00176e21"/>
    </style:style>
    <style:style style:name="P3" style:family="paragraph" style:parent-style-name="Text_20_body">
      <style:text-properties officeooo:rsid="0019039b" officeooo:paragraph-rsid="0019039b"/>
    </style:style>
    <style:style style:name="P4" style:family="paragraph" style:parent-style-name="Text_20_body">
      <style:text-properties officeooo:rsid="00190fc3" officeooo:paragraph-rsid="00190fc3"/>
    </style:style>
    <style:style style:name="P5" style:family="paragraph" style:parent-style-name="Text_20_body">
      <style:text-properties officeooo:rsid="001a73b1" officeooo:paragraph-rsid="001a73b1"/>
    </style:style>
    <style:style style:name="T1" style:family="text">
      <style:text-properties officeooo:rsid="0019039b"/>
    </style:style>
    <style:style style:name="T2" style:family="text">
      <style:text-properties officeooo:rsid="001a73b1"/>
    </style:style>
    <style:style style:name="T3" style:family="text">
      <style:text-properties officeooo:rsid="001bc53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Vertaisarvio<text:span text:style-name="T2">t</text:span></text:p>
      <text:p text:style-name="P1"/>
      <text:p text:style-name="P1">Arvioitu 28.10. klo 10:30</text:p>
      <text:p text:style-name="P1"/>
      <text:p text:style-name="P1">Trie- metodi näyttää toimivan hyvin ja tehokkaasti. Poikkeukset ja puun päättymiset on otettu hyvin luomioon Arvo- luokassa. <text:span text:style-name="T1">En kuitenkaan ole ihan varma, missä kohtaa puussa liikutaan alas päin arvonnan aikana, eli miten saadaan pitempi markovin ketju aikasieksi . Tämä kuitenkin saattaa johtua myös siitä, että en ole itse käyttänyt pythonia pitkään aikaan ja osa komennoista ovat hieman vieraita. Tässä koodinpätkässä:</text:span></text:p>
      <text:p text:style-name="P1"/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><text:bookmark text:name="LC87"/>with open("musiikki_kipale.txt", "r") as musiikki_kipale:</text:p>
          </table:table-cell>
        </table:table-row>
      </table:table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><text:bookmark text:name="LC88"/>sisalto = musiikki_kipale.readlines() #tuodaan abc-notaatio riveittäin listana</text:p>
          </table:table-cell>
        </table:table-row>
      </table:table>
      <table:table table:name="Table3" table:style-name="Table3">
        <table:table-column table:style-name="Table3.A"/>
        <table:table-row>
          <table:table-cell table:style-name="Table3.A1" office:value-type="string">
            <text:p text:style-name="Table_20_Contents"><text:bookmark text:name="LC89"/>for rivinumero in range(len(sisalto)):</text:p>
          </table:table-cell>
        </table:table-row>
      </table:table>
      <table:table table:name="Table4" table:style-name="Table4">
        <table:table-column table:style-name="Table4.A"/>
        <table:table-row>
          <table:table-cell table:style-name="Table4.A1" office:value-type="string">
            <text:p text:style-name="Table_20_Contents"><text:bookmark text:name="LC90"/>tekstiosuus += sisalto[rivinumero]</text:p>
          </table:table-cell>
        </table:table-row>
      </table:table>
      <table:table table:name="Table5" table:style-name="Table5">
        <table:table-column table:style-name="Table5.A"/>
        <table:table-row>
          <table:table-cell table:style-name="Table5.A1" office:value-type="string">
            <text:p text:style-name="Table_20_Contents"><text:bookmark text:name="LC91"/>if sisalto[rivinumero][0] == "K":</text:p>
          </table:table-cell>
        </table:table-row>
      </table:table>
      <table:table table:name="Table6" table:style-name="Table6">
        <table:table-column table:style-name="Table6.A"/>
        <table:table-row>
          <table:table-cell table:style-name="Table6.A1" office:value-type="string">
            <text:p text:style-name="Table_20_Contents"><text:bookmark text:name="LC92"/>tekstiosuus += uusi_musiikki</text:p>
          </table:table-cell>
        </table:table-row>
      </table:table>
      <text:p text:style-name="Text_20_body">Break</text:p>
      <text:p text:style-name="Text_20_body"/>
      <text:p text:style-name="P3">En ihan ymmärrä, mikä “K” on. Onko se vain tekstitiedostossa oleva merkki, että tästä alkaa uusi musiikki, vai mikä. Mikä tapahtuisi, jos se ei olisi “K” vaan “N”?</text:p>
      <text:p text:style-name="P4">Yleisesti ottaen koodi on melko selkeää, ehkä haluaisin vähän enemmän selitystä selventämään, mutta muuten hyvä. Toimii myös oikein, Hyvää työtä!</text:p>
      <text:p text:style-name="P4"/>
      <text:p text:style-name="P5">Arvioitu 28.10. klo 11:00</text:p>
      <text:p text:style-name="P5"/>
      <text:p text:style-name="P5">Todella hyvin ja selkeästi kommentoitu. Koodi on selkeää ja tiivistä. <text:span text:style-name="T3">En nää mitään virheitä toiminnassa, varmaan sitä joillain pienillä tavoilla voisi parannella, mutta kaikki näyttää olevan kunnossa. Poikkeukset on otettu hyvin huomioon. Puu on luotu järkevästi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8T10:35:59.477453709</meta:creation-date>
    <dc:date>2023-01-13T18:19:30.328707129</dc:date>
    <meta:editing-duration>PT12M40S</meta:editing-duration>
    <meta:editing-cycles>3</meta:editing-cycles>
    <meta:generator>LibreOffice/7.3.7.2$Linux_X86_64 LibreOffice_project/30$Build-2</meta:generator>
    <meta:document-statistic meta:table-count="6" meta:image-count="0" meta:object-count="0" meta:page-count="1" meta:paragraph-count="14" meta:word-count="180" meta:character-count="1329" meta:non-whitespace-character-count="1163"/>
  </office:meta>
</office:document-meta>
</file>